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nicklockwood__iRate</text:p>
          </table:table-cell>
          <table:table-cell office:value="0.8036972636836064" office:value-type="float"/>
          <table:table-cell office:value="0.6018211701037997" office:value-type="float"/>
          <table:table-cell office:value="0.4823523489678569" office:value-type="float"/>
          <table:table-cell office:value="0.6556957193909705" office:value-type="float"/>
          <table:table-cell office:value="0.5214670660832641" office:value-type="float"/>
        </table:table-row>
        <table:table-row>
          <table:table-cell office:value-type="string">
            <text:p>hojberg__cssarrowplease</text:p>
          </table:table-cell>
          <table:table-cell office:value="0.8212926897992587" office:value-type="float"/>
          <table:table-cell office:value="0.5795071271721965" office:value-type="float"/>
          <table:table-cell office:value="0.4646188922813459" office:value-type="float"/>
          <table:table-cell office:value="0.6456076205690875" office:value-type="float"/>
          <table:table-cell office:value="0.49636981467393904" office:value-type="float"/>
        </table:table-row>
        <table:table-row>
          <table:table-cell office:value-type="string">
            <text:p>stig__json-framework</text:p>
          </table:table-cell>
          <table:table-cell office:value="0.7973229983297133" office:value-type="float"/>
          <table:table-cell office:value="0.5830043922969705" office:value-type="float"/>
          <table:table-cell office:value="0.4694247072115544" office:value-type="float"/>
          <table:table-cell office:value="0.641769997442306" office:value-type="float"/>
          <table:table-cell office:value="0.49197292150323574" office:value-type="float"/>
        </table:table-row>
        <table:table-row>
          <table:table-cell office:value-type="string">
            <text:p>benjaminoakes__maid</text:p>
          </table:table-cell>
          <table:table-cell office:value="0.7936984121342195" office:value-type="float"/>
          <table:table-cell office:value="0.6163631642389326" office:value-type="float"/>
          <table:table-cell office:value="0.46850319921484257" office:value-type="float"/>
          <table:table-cell office:value="0.6600434296460344" office:value-type="float"/>
          <table:table-cell office:value="0.524234572506958" office:value-type="float"/>
        </table:table-row>
        <table:table-row>
          <table:table-cell office:value-type="string">
            <text:p>tobie__ua-parser</text:p>
          </table:table-cell>
          <table:table-cell office:value="0.7869045871897116" office:value-type="float"/>
          <table:table-cell office:value="0.6073421705505845" office:value-type="float"/>
          <table:table-cell office:value="0.45702347655171344" office:value-type="float"/>
          <table:table-cell office:value="0.6349758856295581" office:value-type="float"/>
          <table:table-cell office:value="0.5158472689649242" office:value-type="float"/>
        </table:table-row>
        <table:table-row>
          <table:table-cell office:value-type="string">
            <text:p>SlexAxton__yepnope.js</text:p>
          </table:table-cell>
          <table:table-cell office:value="0.8113419932675208" office:value-type="float"/>
          <table:table-cell office:value="0.5792504412241674" office:value-type="float"/>
          <table:table-cell office:value="0.450865184095783" office:value-type="float"/>
          <table:table-cell office:value="0.6096666688629458" office:value-type="float"/>
          <table:table-cell office:value="0.48961653239563213" office:value-type="float"/>
        </table:table-row>
        <table:table-row>
          <table:table-cell office:value-type="string">
            <text:p>nicklockwood__iVersion</text:p>
          </table:table-cell>
          <table:table-cell office:value="0.7934215024186094" office:value-type="float"/>
          <table:table-cell office:value="0.5932586783924932" office:value-type="float"/>
          <table:table-cell office:value="0.45211854296903636" office:value-type="float"/>
          <table:table-cell office:value="0.6316129481891608" office:value-type="float"/>
          <table:table-cell office:value="0.5425853615126991" office:value-type="float"/>
        </table:table-row>
        <table:table-row>
          <table:table-cell office:value-type="string">
            <text:p>martinblech__xmltodict</text:p>
          </table:table-cell>
          <table:table-cell office:value="0.8015446408581388" office:value-type="float"/>
          <table:table-cell office:value="0.5884280997373057" office:value-type="float"/>
          <table:table-cell office:value="0.48143374771879754" office:value-type="float"/>
          <table:table-cell office:value="0.6547415362952885" office:value-type="float"/>
          <table:table-cell office:value="0.485224030343191" office:value-type="float"/>
        </table:table-row>
        <table:table-row>
          <table:table-cell office:value-type="string">
            <text:p>imsky__holder</text:p>
          </table:table-cell>
          <table:table-cell office:value="0.8143770208044195" office:value-type="float"/>
          <table:table-cell office:value="0.5953691006869195" office:value-type="float"/>
          <table:table-cell office:value="0.48191145734665713" office:value-type="float"/>
          <table:table-cell office:value="0.635344604279937" office:value-type="float"/>
          <table:table-cell office:value="0.5244142915302313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8055905217416424" office:value-type="float"/>
          <table:table-cell office:value="0.5849818148715719" office:value-type="float"/>
          <table:table-cell office:value="0.4716952944022225" office:value-type="float"/>
          <table:table-cell office:value="0.6521459593576007" office:value-type="float"/>
          <table:table-cell office:value="0.47933555242509407" office:value-type="float"/>
        </table:table-row>
        <table:table-row>
          <table:table-cell office:value-type="string">
            <text:p>Prototik__HoloEverywhere</text:p>
          </table:table-cell>
          <table:table-cell office:value="0.7707472730361151" office:value-type="float"/>
          <table:table-cell office:value="0.5868846714178124" office:value-type="float"/>
          <table:table-cell office:value="0.4688847407415665" office:value-type="float"/>
          <table:table-cell office:value="0.6433388235237676" office:value-type="float"/>
          <table:table-cell office:value="0.4855934826960657" office:value-type="float"/>
        </table:table-row>
        <table:table-row>
          <table:table-cell office:value-type="string">
            <text:p>asciimoo__drawille</text:p>
          </table:table-cell>
          <table:table-cell office:value="0.8389517819494577" office:value-type="float"/>
          <table:table-cell office:value="0.6165205510684832" office:value-type="float"/>
          <table:table-cell office:value="0.5110086313366519" office:value-type="float"/>
          <table:table-cell office:value="0.7082733192779989" office:value-type="float"/>
          <table:table-cell office:value="0.4970795664820861" office:value-type="float"/>
        </table:table-row>
        <table:table-row>
          <table:table-cell office:value-type="string">
            <text:p>markdalgleish__stellar.js</text:p>
          </table:table-cell>
          <table:table-cell office:value="0.8004485232717685" office:value-type="float"/>
          <table:table-cell office:value="0.5732117871917266" office:value-type="float"/>
          <table:table-cell office:value="0.4848561251887345" office:value-type="float"/>
          <table:table-cell office:value="0.6329844317322446" office:value-type="float"/>
          <table:table-cell office:value="0.4966160586228579" office:value-type="float"/>
        </table:table-row>
        <table:table-row>
          <table:table-cell office:value-type="string">
            <text:p>spotify__HubFramework</text:p>
          </table:table-cell>
          <table:table-cell office:value="0.8014230498360524" office:value-type="float"/>
          <table:table-cell office:value="0.6023709026098828" office:value-type="float"/>
          <table:table-cell office:value="0.4640787550259929" office:value-type="float"/>
          <table:table-cell office:value="0.6453148431797201" office:value-type="float"/>
          <table:table-cell office:value="0.48839742161184274" office:value-type="float"/>
        </table:table-row>
        <table:table-row>
          <table:table-cell office:value-type="string">
            <text:p>webpack-contrib__sass-loader</text:p>
          </table:table-cell>
          <table:table-cell office:value="0.802176911970745" office:value-type="float"/>
          <table:table-cell office:value="0.5766874271155529" office:value-type="float"/>
          <table:table-cell office:value="0.4746744017747252" office:value-type="float"/>
          <table:table-cell office:value="0.621482466549588" office:value-type="float"/>
          <table:table-cell office:value="0.4635249580384703" office:value-type="float"/>
        </table:table-row>
        <table:table-row>
          <table:table-cell office:value-type="string">
            <text:p>wting__autojump</text:p>
          </table:table-cell>
          <table:table-cell office:value="0.7907697092535746" office:value-type="float"/>
          <table:table-cell office:value="0.5845549054532644" office:value-type="float"/>
          <table:table-cell office:value="0.4617614761741245" office:value-type="float"/>
          <table:table-cell office:value="0.6440692756160182" office:value-type="float"/>
          <table:table-cell office:value="0.49823900689611034" office:value-type="float"/>
        </table:table-row>
        <table:table-row>
          <table:table-cell office:value-type="string">
            <text:p>quil__quil</text:p>
          </table:table-cell>
          <table:table-cell office:value="0.7993133850179439" office:value-type="float"/>
          <table:table-cell office:value="0.5935587575596128" office:value-type="float"/>
          <table:table-cell office:value="0.46128566378848335" office:value-type="float"/>
          <table:table-cell office:value="0.6383749307708086" office:value-type="float"/>
          <table:table-cell office:value="0.4783807886906955" office:value-type="float"/>
        </table:table-row>
        <table:table-row>
          <table:table-cell office:value-type="string">
            <text:p>daneden__Toast</text:p>
          </table:table-cell>
          <table:table-cell office:value="0.7755564859434443" office:value-type="float"/>
          <table:table-cell office:value="0.6277135612815266" office:value-type="float"/>
          <table:table-cell office:value="0.49478606360242267" office:value-type="float"/>
          <table:table-cell office:value="0.6451089379316908" office:value-type="float"/>
          <table:table-cell office:value="0.5506615207026235" office:value-type="float"/>
        </table:table-row>
        <table:table-row>
          <table:table-cell office:value-type="string">
            <text:p>JakeWharton__sdk-manager-plugin</text:p>
          </table:table-cell>
          <table:table-cell office:value="0.757735357373104" office:value-type="float"/>
          <table:table-cell office:value="0.5938550380585457" office:value-type="float"/>
          <table:table-cell office:value="0.44877534550402054" office:value-type="float"/>
          <table:table-cell office:value="0.6331550101340997" office:value-type="float"/>
          <table:table-cell office:value="0.5087055384355558" office:value-type="float"/>
        </table:table-row>
        <table:table-row>
          <table:table-cell office:value-type="string">
            <text:p>Rich-Harris__ramjet</text:p>
          </table:table-cell>
          <table:table-cell office:value="0.8140240969167566" office:value-type="float"/>
          <table:table-cell office:value="0.599777201585228" office:value-type="float"/>
          <table:table-cell office:value="0.4707787695577628" office:value-type="float"/>
          <table:table-cell office:value="0.6239628732629632" office:value-type="float"/>
          <table:table-cell office:value="0.4999678678406266" office:value-type="float"/>
        </table:table-row>
        <table:table-row>
          <table:table-cell office:value-type="string">
            <text:p>shazow__ssh-chat</text:p>
          </table:table-cell>
          <table:table-cell office:value="0.7815757331289184" office:value-type="float"/>
          <table:table-cell office:value="0.596421462256268" office:value-type="float"/>
          <table:table-cell office:value="0.48756581100185964" office:value-type="float"/>
          <table:table-cell office:value="0.648027869643202" office:value-type="float"/>
          <table:table-cell office:value="0.5010699648258868" office:value-type="float"/>
        </table:table-row>
        <table:table-row>
          <table:table-cell office:value-type="string">
            <text:p>JoanZapata__android-pdfview</text:p>
          </table:table-cell>
          <table:table-cell office:value="0.7563126179029422" office:value-type="float"/>
          <table:table-cell office:value="0.5877507864645108" office:value-type="float"/>
          <table:table-cell office:value="0.46652125999421556" office:value-type="float"/>
          <table:table-cell office:value="0.6555721361388241" office:value-type="float"/>
          <table:table-cell office:value="0.4731789096709632" office:value-type="float"/>
        </table:table-row>
        <table:table-row>
          <table:table-cell office:value-type="string">
            <text:p>ericdrowell__KineticJS</text:p>
          </table:table-cell>
          <table:table-cell office:value="0.8130759938800441" office:value-type="float"/>
          <table:table-cell office:value="0.5921768825355076" office:value-type="float"/>
          <table:table-cell office:value="0.47969204220333417" office:value-type="float"/>
          <table:table-cell office:value="0.635522906971407" office:value-type="float"/>
          <table:table-cell office:value="0.4929501427198139" office:value-type="float"/>
        </table:table-row>
        <table:table-row>
          <table:table-cell office:value-type="string">
            <text:p>Comcast__FreeFlow</text:p>
          </table:table-cell>
          <table:table-cell office:value="0.7965205740122283" office:value-type="float"/>
          <table:table-cell office:value="0.6063330161424215" office:value-type="float"/>
          <table:table-cell office:value="0.48084299843860795" office:value-type="float"/>
          <table:table-cell office:value="0.6478209201212831" office:value-type="float"/>
          <table:table-cell office:value="0.4969376781884564" office:value-type="float"/>
        </table:table-row>
        <table:table-row>
          <table:table-cell office:value-type="string">
            <text:p>fruux__Baikal</text:p>
          </table:table-cell>
          <table:table-cell office:value="0.782116537258282" office:value-type="float"/>
          <table:table-cell office:value="0.601650267376165" office:value-type="float"/>
          <table:table-cell office:value="0.4736942408007405" office:value-type="float"/>
          <table:table-cell office:value="0.6328066593987645" office:value-type="float"/>
          <table:table-cell office:value="0.5208713374816754" office:value-type="float"/>
        </table:table-row>
        <table:table-row>
          <table:table-cell office:value-type="string">
            <text:p>mailgun__godebug</text:p>
          </table:table-cell>
          <table:table-cell office:value="0.7897175868095315" office:value-type="float"/>
          <table:table-cell office:value="0.6044190113624437" office:value-type="float"/>
          <table:table-cell office:value="0.4819101402019875" office:value-type="float"/>
          <table:table-cell office:value="0.6411724574499887" office:value-type="float"/>
          <table:table-cell office:value="0.5070455612052495" office:value-type="float"/>
        </table:table-row>
        <table:table-row>
          <table:table-cell office:value-type="string">
            <text:p>prikhi__pencil</text:p>
          </table:table-cell>
          <table:table-cell office:value="0.8118642310401525" office:value-type="float"/>
          <table:table-cell office:value="0.6072250372754058" office:value-type="float"/>
          <table:table-cell office:value="0.4604995034852932" office:value-type="float"/>
          <table:table-cell office:value="0.6266265926317476" office:value-type="float"/>
          <table:table-cell office:value="0.5157414843743725" office:value-type="float"/>
        </table:table-row>
        <table:table-row>
          <table:table-cell office:value-type="string">
            <text:p>njdehoog__NHBalancedFlowLayout</text:p>
          </table:table-cell>
          <table:table-cell office:value="0.7974338406990233" office:value-type="float"/>
          <table:table-cell office:value="0.6122404730292098" office:value-type="float"/>
          <table:table-cell office:value="0.4591284636878848" office:value-type="float"/>
          <table:table-cell office:value="0.6416540424392148" office:value-type="float"/>
          <table:table-cell office:value="0.49946711217906903" office:value-type="float"/>
        </table:table-row>
        <table:table-row>
          <table:table-cell office:value-type="string">
            <text:p>angular__quickstart</text:p>
          </table:table-cell>
          <table:table-cell office:value="0.768610030632065" office:value-type="float"/>
          <table:table-cell office:value="0.5890174401346182" office:value-type="float"/>
          <table:table-cell office:value="0.45563693910094066" office:value-type="float"/>
          <table:table-cell office:value="0.6278828258481086" office:value-type="float"/>
          <table:table-cell office:value="0.471308762391793" office:value-type="float"/>
        </table:table-row>
        <table:table-row>
          <table:table-cell office:value-type="string">
            <text:p>goraft__raft</text:p>
          </table:table-cell>
          <table:table-cell office:value="0.7993183155573251" office:value-type="float"/>
          <table:table-cell office:value="0.6080910594537972" office:value-type="float"/>
          <table:table-cell office:value="0.4741822506697959" office:value-type="float"/>
          <table:table-cell office:value="0.6425648955163669" office:value-type="float"/>
          <table:table-cell office:value="0.4951231364044431" office:value-type="float"/>
        </table:table-row>
        <table:table-row>
          <table:table-cell office:value-type="string">
            <text:p>alexk111__SVG-Morpheus</text:p>
          </table:table-cell>
          <table:table-cell office:value="0.8281406054426711" office:value-type="float"/>
          <table:table-cell office:value="0.6427226848309898" office:value-type="float"/>
          <table:table-cell office:value="0.4942357571691933" office:value-type="float"/>
          <table:table-cell office:value="0.6584173896823864" office:value-type="float"/>
          <table:table-cell office:value="0.5059560119694465" office:value-type="float"/>
        </table:table-row>
        <table:table-row>
          <table:table-cell office:value-type="string">
            <text:p>defunkt__dotjs</text:p>
          </table:table-cell>
          <table:table-cell office:value="0.808195939900506" office:value-type="float"/>
          <table:table-cell office:value="0.607804870264422" office:value-type="float"/>
          <table:table-cell office:value="0.4708290488345873" office:value-type="float"/>
          <table:table-cell office:value="0.633939549406231" office:value-type="float"/>
          <table:table-cell office:value="0.5524791212955289" office:value-type="float"/>
        </table:table-row>
        <table:table-row>
          <table:table-cell office:value-type="string">
            <text:p>progit__progit</text:p>
          </table:table-cell>
          <table:table-cell office:value="0.7979307610355502" office:value-type="float"/>
          <table:table-cell office:value="0.6244720980867484" office:value-type="float"/>
          <table:table-cell office:value="0.4944696922956278" office:value-type="float"/>
          <table:table-cell office:value="0.6595602168845016" office:value-type="float"/>
          <table:table-cell office:value="0.5134731677627997" office:value-type="float"/>
        </table:table-row>
        <table:table-row>
          <table:table-cell office:value-type="string">
            <text:p>spray__spray</text:p>
          </table:table-cell>
          <table:table-cell office:value="0.8084720465833714" office:value-type="float"/>
          <table:table-cell office:value="0.6128255811486361" office:value-type="float"/>
          <table:table-cell office:value="0.4984701902118284" office:value-type="float"/>
          <table:table-cell office:value="0.6555055597876912" office:value-type="float"/>
          <table:table-cell office:value="0.5033294258157367" office:value-type="float"/>
        </table:table-row>
        <table:table-row>
          <table:table-cell office:value-type="string">
            <text:p>dfcb__BigVideo.js</text:p>
          </table:table-cell>
          <table:table-cell office:value="0.7851667097987063" office:value-type="float"/>
          <table:table-cell office:value="0.5790414769962384" office:value-type="float"/>
          <table:table-cell office:value="0.4673552652678262" office:value-type="float"/>
          <table:table-cell office:value="0.6316564336300274" office:value-type="float"/>
          <table:table-cell office:value="0.4990843510715642" office:value-type="float"/>
        </table:table-row>
        <table:table-row>
          <table:table-cell office:value-type="string">
            <text:p>rsms__node-imagemagick</text:p>
          </table:table-cell>
          <table:table-cell office:value="0.788584881275321" office:value-type="float"/>
          <table:table-cell office:value="0.5826493969361318" office:value-type="float"/>
          <table:table-cell office:value="0.5288420977345238" office:value-type="float"/>
          <table:table-cell office:value="0.6309406263562854" office:value-type="float"/>
          <table:table-cell office:value="0.48853967434616513" office:value-type="float"/>
        </table:table-row>
        <table:table-row>
          <table:table-cell office:value-type="string">
            <text:p>omab__python-social-auth</text:p>
          </table:table-cell>
          <table:table-cell office:value="0.7877393272315762" office:value-type="float"/>
          <table:table-cell office:value="0.5999194669644555" office:value-type="float"/>
          <table:table-cell office:value="0.5055469900112655" office:value-type="float"/>
          <table:table-cell office:value="0.6498811449993326" office:value-type="float"/>
          <table:table-cell office:value="0.5181060775382839" office:value-type="float"/>
        </table:table-row>
        <table:table-row>
          <table:table-cell office:value-type="string">
            <text:p>lipis__bootstrap-social</text:p>
          </table:table-cell>
          <table:table-cell office:value="0.808333985225536" office:value-type="float"/>
          <table:table-cell office:value="0.6011502084870423" office:value-type="float"/>
          <table:table-cell office:value="0.5125571880325006" office:value-type="float"/>
          <table:table-cell office:value="0.6697689128176794" office:value-type="float"/>
          <table:table-cell office:value="0.4904008318788208" office:value-type="float"/>
        </table:table-row>
        <table:table-row>
          <table:table-cell office:value-type="string">
            <text:p>facebookarchive__origami</text:p>
          </table:table-cell>
          <table:table-cell office:value="0.809875751754712" office:value-type="float"/>
          <table:table-cell office:value="0.6408713117264466" office:value-type="float"/>
          <table:table-cell office:value="0.48227697944673953" office:value-type="float"/>
          <table:table-cell office:value="0.6578271775328696" office:value-type="float"/>
          <table:table-cell office:value="0.5430413261198205" office:value-type="float"/>
        </table:table-row>
        <table:table-row>
          <table:table-cell office:value-type="string">
            <text:p>sj26__mailcatcher</text:p>
          </table:table-cell>
          <table:table-cell office:value="0.7804537650531831" office:value-type="float"/>
          <table:table-cell office:value="0.6019935149515908" office:value-type="float"/>
          <table:table-cell office:value="0.507663982932733" office:value-type="float"/>
          <table:table-cell office:value="0.6796664230653857" office:value-type="float"/>
          <table:table-cell office:value="0.5054555650701603" office:value-type="float"/>
        </table:table-row>
        <table:table-row>
          <table:table-cell office:value-type="string">
            <text:p>leemunroe__grunt-email-workflow</text:p>
          </table:table-cell>
          <table:table-cell office:value="0.7883079443231389" office:value-type="float"/>
          <table:table-cell office:value="0.617781786327252" office:value-type="float"/>
          <table:table-cell office:value="0.48561252396794335" office:value-type="float"/>
          <table:table-cell office:value="0.6463874949030569" office:value-type="float"/>
          <table:table-cell office:value="0.49510335325724414" office:value-type="float"/>
        </table:table-row>
        <table:table-row>
          <table:table-cell office:value-type="string">
            <text:p>addyosmani__basket.js</text:p>
          </table:table-cell>
          <table:table-cell office:value="0.8042789665788558" office:value-type="float"/>
          <table:table-cell office:value="0.6074803513358406" office:value-type="float"/>
          <table:table-cell office:value="0.4677814919634763" office:value-type="float"/>
          <table:table-cell office:value="0.6448762761140996" office:value-type="float"/>
          <table:table-cell office:value="0.5137714274980328" office:value-type="float"/>
        </table:table-row>
        <table:table-row>
          <table:table-cell office:value-type="string">
            <text:p>yeoman__yeoman</text:p>
          </table:table-cell>
          <table:table-cell office:value="0.7947100244275267" office:value-type="float"/>
          <table:table-cell office:value="0.5904595015911854" office:value-type="float"/>
          <table:table-cell office:value="0.4714616621951557" office:value-type="float"/>
          <table:table-cell office:value="0.6310701175086478" office:value-type="float"/>
          <table:table-cell office:value="0.4926272394919722" office:value-type="float"/>
        </table:table-row>
        <table:table-row>
          <table:table-cell office:value-type="string">
            <text:p>tower__tower</text:p>
          </table:table-cell>
          <table:table-cell office:value="0.7871080513545128" office:value-type="float"/>
          <table:table-cell office:value="0.5931574320384788" office:value-type="float"/>
          <table:table-cell office:value="0.48933383730489877" office:value-type="float"/>
          <table:table-cell office:value="0.6367850303041763" office:value-type="float"/>
          <table:table-cell office:value="0.49954049421395974" office:value-type="float"/>
        </table:table-row>
        <table:table-row>
          <table:table-cell office:value-type="string">
            <text:p>twilio__stashboard</text:p>
          </table:table-cell>
          <table:table-cell office:value="0.7908706285092602" office:value-type="float"/>
          <table:table-cell office:value="0.5977554287381271" office:value-type="float"/>
          <table:table-cell office:value="0.490445626876907" office:value-type="float"/>
          <table:table-cell office:value="0.6419740621930858" office:value-type="float"/>
          <table:table-cell office:value="0.5135352666074998" office:value-type="float"/>
        </table:table-row>
        <table:table-row>
          <table:table-cell office:value-type="string">
            <text:p>antimatter15__ocrad.js</text:p>
          </table:table-cell>
          <table:table-cell office:value="0.818181801532425" office:value-type="float"/>
          <table:table-cell office:value="0.6111318503997295" office:value-type="float"/>
          <table:table-cell office:value="0.5305025313454461" office:value-type="float"/>
          <table:table-cell office:value="0.6792865191831255" office:value-type="float"/>
          <table:table-cell office:value="0.5138240358238609" office:value-type="float"/>
        </table:table-row>
        <table:table-row>
          <table:table-cell office:value-type="string">
            <text:p>KrauseFx__TSMessages</text:p>
          </table:table-cell>
          <table:table-cell office:value="0.7930419249651088" office:value-type="float"/>
          <table:table-cell office:value="0.5887894103711667" office:value-type="float"/>
          <table:table-cell office:value="0.4811650341071016" office:value-type="float"/>
          <table:table-cell office:value="0.6437360844326399" office:value-type="float"/>
          <table:table-cell office:value="0.4751386410249282" office:value-type="float"/>
        </table:table-row>
        <table:table-row>
          <table:table-cell office:value-type="string">
            <text:p>trailblazer__cells</text:p>
          </table:table-cell>
          <table:table-cell office:value="0.7997979312544442" office:value-type="float"/>
          <table:table-cell office:value="0.5978729525268583" office:value-type="float"/>
          <table:table-cell office:value="0.48743148022726474" office:value-type="float"/>
          <table:table-cell office:value="0.6353454868504943" office:value-type="float"/>
          <table:table-cell office:value="0.5088608800513078" office:value-type="float"/>
        </table:table-row>
        <table:table-row>
          <table:table-cell office:value-type="string">
            <text:p>tpope__vim-pathogen</text:p>
          </table:table-cell>
          <table:table-cell office:value="0.7802241285360679" office:value-type="float"/>
          <table:table-cell office:value="0.5658711636715543" office:value-type="float"/>
          <table:table-cell office:value="0.4560745219432914" office:value-type="float"/>
          <table:table-cell office:value="0.633733549108262" office:value-type="float"/>
          <table:table-cell office:value="0.4546665671615656" office:value-type="float"/>
        </table:table-row>
        <table:table-row>
          <table:table-cell office:value-type="string">
            <text:p>mikeash__MAObjCRuntime</text:p>
          </table:table-cell>
          <table:table-cell office:value="0.8060834966940407" office:value-type="float"/>
          <table:table-cell office:value="0.5714304847762451" office:value-type="float"/>
          <table:table-cell office:value="0.4620106097993569" office:value-type="float"/>
          <table:table-cell office:value="0.6662208957055027" office:value-type="float"/>
          <table:table-cell office:value="0.491643543240327" office:value-type="float"/>
        </table:table-row>
        <table:table-row>
          <table:table-cell office:value-type="string">
            <text:p>tobegit3hub__seagull</text:p>
          </table:table-cell>
          <table:table-cell office:value="0.7928096672408484" office:value-type="float"/>
          <table:table-cell office:value="0.6267837462343571" office:value-type="float"/>
          <table:table-cell office:value="0.4860742592248622" office:value-type="float"/>
          <table:table-cell office:value="0.647392433555336" office:value-type="float"/>
          <table:table-cell office:value="0.5139107963259656" office:value-type="float"/>
        </table:table-row>
        <table:table-row>
          <table:table-cell office:value-type="string">
            <text:p>callumboddy__CBZSplashView</text:p>
          </table:table-cell>
          <table:table-cell office:value="0.8125762622173771" office:value-type="float"/>
          <table:table-cell office:value="0.650348300066967" office:value-type="float"/>
          <table:table-cell office:value="0.47018828755416214" office:value-type="float"/>
          <table:table-cell office:value="0.723399024641438" office:value-type="float"/>
          <table:table-cell office:value="0.4966786549730711" office:value-type="float"/>
        </table:table-row>
        <table:table-row>
          <table:table-cell office:value-type="string">
            <text:p>curran__screencasts</text:p>
          </table:table-cell>
          <table:table-cell office:value="0.8323952219170108" office:value-type="float"/>
          <table:table-cell office:value="0.634364105798932" office:value-type="float"/>
          <table:table-cell office:value="0.5550990135117115" office:value-type="float"/>
          <table:table-cell office:value="0.6660474734873579" office:value-type="float"/>
          <table:table-cell office:value="0.5578206295164491" office:value-type="float"/>
        </table:table-row>
        <table:table-row>
          <table:table-cell office:value-type="string">
            <text:p>scrapy__dirbot</text:p>
          </table:table-cell>
          <table:table-cell office:value="0.8041157212093881" office:value-type="float"/>
          <table:table-cell office:value="0.6266799362528037" office:value-type="float"/>
          <table:table-cell office:value="0.48389200017173245" office:value-type="float"/>
          <table:table-cell office:value="0.6491550242859789" office:value-type="float"/>
          <table:table-cell office:value="0.4957299305463268" office:value-type="float"/>
        </table:table-row>
        <table:table-row>
          <table:table-cell office:value-type="string">
            <text:p>emojione__emojify.js</text:p>
          </table:table-cell>
          <table:table-cell office:value="0.8078552666467462" office:value-type="float"/>
          <table:table-cell office:value="0.6137106909640612" office:value-type="float"/>
          <table:table-cell office:value="0.4834706853631693" office:value-type="float"/>
          <table:table-cell office:value="0.6665668137610036" office:value-type="float"/>
          <table:table-cell office:value="0.5221576361353573" office:value-type="float"/>
        </table:table-row>
        <table:table-row>
          <table:table-cell office:value-type="string">
            <text:p>go-yaml__yaml</text:p>
          </table:table-cell>
          <table:table-cell office:value="0.8038107842027609" office:value-type="float"/>
          <table:table-cell office:value="0.5879335270582902" office:value-type="float"/>
          <table:table-cell office:value="0.4768393533392954" office:value-type="float"/>
          <table:table-cell office:value="0.639125270414687" office:value-type="float"/>
          <table:table-cell office:value="0.482294921404941" office:value-type="float"/>
        </table:table-row>
        <table:table-row>
          <table:table-cell office:value-type="string">
            <text:p>sagivo__algorithms</text:p>
          </table:table-cell>
          <table:table-cell office:value="0.7944657116246969" office:value-type="float"/>
          <table:table-cell office:value="0.6541078163801304" office:value-type="float"/>
          <table:table-cell office:value="0.46577022060223505" office:value-type="float"/>
          <table:table-cell office:value="0.6488972076032433" office:value-type="float"/>
          <table:table-cell office:value="0.5233040477822688" office:value-type="float"/>
        </table:table-row>
        <table:table-row>
          <table:table-cell office:value-type="string">
            <text:p>millermedeiros__js-signals</text:p>
          </table:table-cell>
          <table:table-cell office:value="0.8084802621649988" office:value-type="float"/>
          <table:table-cell office:value="0.6020524271452823" office:value-type="float"/>
          <table:table-cell office:value="0.4463834953869972" office:value-type="float"/>
          <table:table-cell office:value="0.6197125083049758" office:value-type="float"/>
          <table:table-cell office:value="0.5180853701937407" office:value-type="float"/>
        </table:table-row>
        <table:table-row>
          <table:table-cell office:value-type="string">
            <text:p>getify__LABjs</text:p>
          </table:table-cell>
          <table:table-cell office:value="0.8157029515419687" office:value-type="float"/>
          <table:table-cell office:value="0.5974717509088077" office:value-type="float"/>
          <table:table-cell office:value="0.4736505040912425" office:value-type="float"/>
          <table:table-cell office:value="0.6349361975296816" office:value-type="float"/>
          <table:table-cell office:value="0.5137454771330583" office:value-type="float"/>
        </table:table-row>
        <table:table-row>
          <table:table-cell office:value-type="string">
            <text:p>mhagger__git-imerge</text:p>
          </table:table-cell>
          <table:table-cell office:value="0.7925158801504516" office:value-type="float"/>
          <table:table-cell office:value="0.605334145911365" office:value-type="float"/>
          <table:table-cell office:value="0.465798301686399" office:value-type="float"/>
          <table:table-cell office:value="0.6518750045038983" office:value-type="float"/>
          <table:table-cell office:value="0.5092507856568819" office:value-type="float"/>
        </table:table-row>
        <table:table-row>
          <table:table-cell office:value-type="string">
            <text:p>topcoat__topcoat</text:p>
          </table:table-cell>
          <table:table-cell office:value="0.8112953431213803" office:value-type="float"/>
          <table:table-cell office:value="0.6151523517966035" office:value-type="float"/>
          <table:table-cell office:value="0.510307468383706" office:value-type="float"/>
          <table:table-cell office:value="0.6351786487185914" office:value-type="float"/>
          <table:table-cell office:value="0.5222581436416044" office:value-type="float"/>
        </table:table-row>
        <table:table-row>
          <table:table-cell office:value-type="string">
            <text:p>evrone__quiet_assets</text:p>
          </table:table-cell>
          <table:table-cell office:value="0.7877201681570727" office:value-type="float"/>
          <table:table-cell office:value="0.593559929927679" office:value-type="float"/>
          <table:table-cell office:value="0.48433461346991374" office:value-type="float"/>
          <table:table-cell office:value="0.6461560407097783" office:value-type="float"/>
          <table:table-cell office:value="0.4984807672202637" office:value-type="float"/>
        </table:table-row>
        <table:table-row>
          <table:table-cell office:value-type="string">
            <text:p>facebookarchive__scribe</text:p>
          </table:table-cell>
          <table:table-cell office:value="0.7824667061583965" office:value-type="float"/>
          <table:table-cell office:value="0.6689798103352553" office:value-type="float"/>
          <table:table-cell office:value="0.6050789809027803" office:value-type="float"/>
          <table:table-cell office:value="0.7412681210011076" office:value-type="float"/>
          <table:table-cell office:value="0.5646515482042789" office:value-type="float"/>
        </table:table-row>
        <table:table-row>
          <table:table-cell office:value-type="string">
            <text:p>mobileplayer__mobileplayer-ios</text:p>
          </table:table-cell>
          <table:table-cell office:value="0.7933420600353455" office:value-type="float"/>
          <table:table-cell office:value="0.6095338112424075" office:value-type="float"/>
          <table:table-cell office:value="0.4783407474611915" office:value-type="float"/>
          <table:table-cell office:value="0.6368101936922725" office:value-type="float"/>
          <table:table-cell office:value="0.5102648738380434" office:value-type="float"/>
        </table:table-row>
        <table:table-row>
          <table:table-cell office:value-type="string">
            <text:p>ionic-team__ng-cordova</text:p>
          </table:table-cell>
          <table:table-cell office:value="0.7840033432250834" office:value-type="float"/>
          <table:table-cell office:value="0.5859962328790157" office:value-type="float"/>
          <table:table-cell office:value="0.477189316648347" office:value-type="float"/>
          <table:table-cell office:value="0.6283220798452888" office:value-type="float"/>
          <table:table-cell office:value="0.5028541368069965" office:value-type="float"/>
        </table:table-row>
        <table:table-row>
          <table:table-cell office:value-type="string">
            <text:p>sindresorhus__screenfull.js</text:p>
          </table:table-cell>
          <table:table-cell office:value="0.8102418307725545" office:value-type="float"/>
          <table:table-cell office:value="0.582316840086052" office:value-type="float"/>
          <table:table-cell office:value="0.47935403766805057" office:value-type="float"/>
          <table:table-cell office:value="0.6162093199358427" office:value-type="float"/>
          <table:table-cell office:value="0.49640176144675763" office:value-type="float"/>
        </table:table-row>
        <table:table-row>
          <table:table-cell office:value-type="string">
            <text:p>rigoneri__syte</text:p>
          </table:table-cell>
          <table:table-cell office:value="0.808115462027829" office:value-type="float"/>
          <table:table-cell office:value="0.6274749319190838" office:value-type="float"/>
          <table:table-cell office:value="0.5082608393095034" office:value-type="float"/>
          <table:table-cell office:value="0.6600211755718625" office:value-type="float"/>
          <table:table-cell office:value="0.5429591708176777" office:value-type="float"/>
        </table:table-row>
        <table:table-row>
          <table:table-cell office:value-type="string">
            <text:p>pornel__slip</text:p>
          </table:table-cell>
          <table:table-cell office:value="0.8002148628315631" office:value-type="float"/>
          <table:table-cell office:value="0.5936678645556333" office:value-type="float"/>
          <table:table-cell office:value="0.47196536895798735" office:value-type="float"/>
          <table:table-cell office:value="0.6362846141532914" office:value-type="float"/>
          <table:table-cell office:value="0.5050032721441183" office:value-type="float"/>
        </table:table-row>
        <table:table-row>
          <table:table-cell office:value-type="string">
            <text:p>michaelficarra__CoffeeScriptRedux</text:p>
          </table:table-cell>
          <table:table-cell office:value="0.8101401872115616" office:value-type="float"/>
          <table:table-cell office:value="0.5740601365339942" office:value-type="float"/>
          <table:table-cell office:value="0.47465899128818295" office:value-type="float"/>
          <table:table-cell office:value="0.6387023535802456" office:value-type="float"/>
          <table:table-cell office:value="0.4809731627558201" office:value-type="float"/>
        </table:table-row>
        <table:table-row>
          <table:table-cell office:value-type="string">
            <text:p>angular-ui__bootstrap</text:p>
          </table:table-cell>
          <table:table-cell office:value="0.8016253831884808" office:value-type="float"/>
          <table:table-cell office:value="0.5958803653097102" office:value-type="float"/>
          <table:table-cell office:value="0.478937058478525" office:value-type="float"/>
          <table:table-cell office:value="0.6386739105474406" office:value-type="float"/>
          <table:table-cell office:value="0.49437728345587106" office:value-type="float"/>
        </table:table-row>
        <table:table-row>
          <table:table-cell office:value-type="string">
            <text:p>mgravell__protobuf-net</text:p>
          </table:table-cell>
          <table:table-cell office:value="0.8066724934516227" office:value-type="float"/>
          <table:table-cell office:value="0.5900671695922209" office:value-type="float"/>
          <table:table-cell office:value="0.49388740863739294" office:value-type="float"/>
          <table:table-cell office:value="0.6526254583178562" office:value-type="float"/>
          <table:table-cell office:value="0.4890584977943596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530986</meta:creation-date>
    <dc:date>2019-05-23T13:16:01.553963</dc:date>
    <meta:generator>http://pypi.python.org/pypi/ezodf/0.1.0$Python3.6.7 (default, Oct 22 2018, 11:32:17) 
[GCC 8.2.0]</meta:generator>
    <meta:document-statistic/>
    <meta:editing-cycles>1</meta:editing-cycles>
  </office:meta>
</office:document-meta>
</file>